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262e9" officeooo:paragraph-rsid="001262e9"/>
    </style:style>
    <style:style style:name="P2" style:family="paragraph" style:parent-style-name="Text_20_body">
      <style:text-properties officeooo:rsid="001521e3" officeooo:paragraph-rsid="001521e3"/>
    </style:style>
    <style:style style:name="P3" style:family="paragraph" style:parent-style-name="Text_20_body">
      <style:text-properties officeooo:rsid="001b6a67" officeooo:paragraph-rsid="001b6a67"/>
    </style:style>
    <style:style style:name="P4" style:family="paragraph" style:parent-style-name="Text_20_body">
      <style:text-properties officeooo:rsid="001cc89e" officeooo:paragraph-rsid="001cc89e"/>
    </style:style>
    <style:style style:name="P5" style:family="paragraph" style:parent-style-name="Heading_20_1">
      <style:text-properties officeooo:rsid="001cc89e" officeooo:paragraph-rsid="001cc89e"/>
    </style:style>
    <style:style style:name="P6" style:family="paragraph" style:parent-style-name="Heading_20_3">
      <style:text-properties officeooo:rsid="001262e9" officeooo:paragraph-rsid="001262e9"/>
    </style:style>
    <style:style style:name="T1" style:family="text">
      <style:text-properties officeooo:rsid="0016bf83"/>
    </style:style>
    <style:style style:name="T2" style:family="text">
      <style:text-properties officeooo:rsid="001b6a67"/>
    </style:style>
    <style:style style:name="T3" style:family="text">
      <style:text-properties officeooo:rsid="001cc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Отчет по тестированию приложения QuizRunner.</text:p>
      <text:h text:style-name="P5" text:outline-level="1">Тест 1.</text:h>
      <text:h text:style-name="P6" text:outline-level="3">Проверка управления.</text:h>
      <text:p text:style-name="P1">Цель: проверить, на какие клавиши будет реагировать программа и на каком экране.</text:p>
      <text:p text:style-name="P2">Метод тестирования: ручная проверка.</text:p>
      <text:p text:style-name="P2"><text:span text:style-name="T3">Результат теста 1</text:span>: при нажатии на стрелочки и функциональные клавиши программа ведет себя не так, как положено. На русскую раскладку не реагирует.</text:p>
      <text:p text:style-name="P2">Замечание: <text:span text:style-name="T1">по словам тим-лида, будут предприняты попытки исправить данную проблему. </text:span></text:p>
      <text:p text:style-name="P3"><text:span text:style-name="T3">Результат теста 2</text:span>: ошибка не исправлена.</text:p>
      <text:p text:style-name="P4">Результат теста 3: ошибка не исправлена. Тим-лид сообщил, что функционал данной библиотеки не позволяет исправить данную ошиб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officeooo:rsid="001262e9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6:00:03.933367476</meta:creation-date>
    <dc:date>2017-05-01T17:38:04.583278995</dc:date>
    <meta:editing-duration>PT10M58S</meta:editing-duration>
    <meta:editing-cycles>6</meta:editing-cycles>
    <meta:generator>LibreOffice/5.1.6.2$Linux_x86 LibreOffice_project/10m0$Build-2</meta:generator>
    <meta:document-statistic meta:table-count="0" meta:image-count="0" meta:object-count="0" meta:page-count="1" meta:paragraph-count="9" meta:word-count="80" meta:character-count="585" meta:non-whitespace-character-count="513"/>
  </office:meta>
</office:document-meta>
</file>